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Arial, 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2083in" loext:contextual-spacing="false" style:line-height-at-least="0.2189in" fo:widows="1" fo:text-indent="0in" style:auto-text-indent="false"/>
      <style:text-properties fo:font-variant="normal" fo:text-transform="none" fo:color="#333333" style:font-name="OpenSans" fo:font-size="10.5pt" fo:letter-spacing="normal" fo:font-style="normal" fo:font-weight="normal"/>
    </style:style>
    <style:style style:name="P2" style:family="paragraph" style:parent-style-name="Text_20_body" style:list-style-name="L1">
      <style:paragraph-properties fo:margin-top="0in" fo:margin-bottom="0.1043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3" style:family="paragraph" style:parent-style-name="Text_20_body" style:list-style-name="L2">
      <style:paragraph-properties fo:margin-top="0in" fo:margin-bottom="0.1043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4" style:family="paragraph" style:parent-style-name="Text_20_body">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5" style:family="paragraph" style:parent-style-name="Text_20_body" style:list-style-name="L1">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6" style:family="paragraph" style:parent-style-name="Text_20_body" style:list-style-name="L2">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7" style:family="paragraph" style:parent-style-name="Text_20_body">
      <style:paragraph-properties fo:margin-left="0in" fo:margin-right="0in" fo:margin-top="0in" fo:margin-bottom="0.2083in" loext:contextual-spacing="false" style:line-height-at-least="0.2189in" fo:widows="1" fo:text-indent="0in" style:auto-text-indent="false"/>
      <style:text-properties fo:font-variant="normal" fo:text-transform="none" fo:color="#333333" style:font-name="OpenSans" fo:font-size="10.5pt" fo:letter-spacing="normal" fo:font-style="normal" fo:font-weight="normal"/>
    </style:style>
    <style:style style:name="P8" style:family="paragraph" style:parent-style-name="Heading_20_2">
      <style:text-properties officeooo:paragraph-rsid="000c8564"/>
    </style:style>
    <style:style style:name="P9" style:family="paragraph" style:parent-style-name="Heading_20_2">
      <style:paragraph-properties fo:margin-left="0in" fo:margin-right="0in" fo:margin-top="0in" fo:margin-bottom="0.2083in" loext:contextual-spacing="false" style:line-height-at-least="0.2189in" fo:widows="1" fo:text-indent="0in" style:auto-text-indent="false"/>
      <style:text-properties fo:font-variant="normal" fo:text-transform="none" fo:color="#333333" style:font-name="OpenSans" fo:font-size="16.5pt" fo:letter-spacing="normal" fo:font-style="normal" fo:font-weight="normal" officeooo:rsid="000c8564" officeooo:paragraph-rsid="000c8564"/>
    </style:style>
    <style:style style:name="T1" style:family="text">
      <style:text-properties fo:font-variant="normal" fo:text-transform="none" fo:color="#333333" style:font-name="OpenSans" fo:font-size="16.5pt" fo:letter-spacing="normal" fo:font-style="normal" fo:font-weight="normal" officeooo:rsid="000c8564"/>
    </style:style>
    <text:list-style style:name="L1">
      <text:list-level-style-bullet text:level="1" text:style-name="Bullet_20_Symbols" style:num-suffix="." text:bullet-char="•">
        <style:list-level-properties text:space-before="0.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rt1 </text:h>
      <text:h text:style-name="P9" text:outline-level="2">Finding a Gene - Using the Simplified Algorithm</text:h>
      <text:p text:style-name="P1">This assignment is to write the code from the lesson from scratch by following the steps below. This will help you see if you really understood how to put the code together, and might identify a part that you did not fully understand. If you get stuck, then you can go back and watch the coding videos that go with this lesson again. We recommend you try this with many of the future Java coding examples before starting programming exercises.</text:p>
      <text:p text:style-name="P1">Specifically, you should do the following:</text:p>
      <text:p text:style-name="P1">1. Create a new Java project named StringsFirstAssignments. You can put all the classes for this programming exercise in this project.</text:p>
      <text:p text:style-name="P1">2. Create a new Java Class named Part1. The following methods go in this class.</text:p>
      <text:p text:style-name="P1">3. . Write the method findSimpleGene that has one String parameter dna, representing a string of DNA. This method does the following:</text:p>
      <text:list xml:id="list2473629645153749096" text:style-name="L1">
        <text:list-item>
          <text:p text:style-name="P2">Finds the index position of the start codon “ATG”. If there is no “ATG”, return the empty string.</text:p>
        </text:list-item>
        <text:list-item>
          <text:p text:style-name="P2">Finds the index position of the first stop codon “TAA” appearing after the “ATG” that was found. If there is no such “TAA”, return the empty string.</text:p>
        </text:list-item>
        <text:list-item>
          <text:p text:style-name="P5">If the length of the substring between the “ATG” and “TAA” is a multiple of 3, then return the substring that starts with that “ATG” and ends with that “TAA”.</text:p>
        </text:list-item>
      </text:list>
      <text:p text:style-name="P1">4. Write the void method testSimpleGene that has no parameters. You should create five DNA strings. The strings should have specific test cases, such as: DNA with no “ATG”, DNA with no “TAA”, DNA with no “ATG” or “TAA”, DNA with ATG, TAA and the substring between them is a multiple of 3 (a gene), and DNA with ATG, TAA and the substring between them is not a multiple of 3. For each DNA string you should:</text:p>
      <text:list xml:id="list2619323211128370345" text:style-name="L2">
        <text:list-item>
          <text:p text:style-name="P3">Print the DNA string.</text:p>
        </text:list-item>
        <text:list-item>
          <text:p text:style-name="P6">See if there is a gene by calling findSimpleGene with this string as the parameter. If a gene exists following our algorithm above, then print the gene, otherwise print the empty string.</text:p>
        </text:list-item>
      </text:list>
      <text:p text:style-name="P4"/>
      <text:p text:style-name="P4"/>
      <text:h text:style-name="P8" text:outline-level="2"><text:soft-page-break/>Part 2</text:h>
      <text:h text:style-name="P8" text:outline-level="2"><text:span text:style-name="T1">Finding a Gene - Using the Simplified Algorithm Reorganized</text:span></text:h>
      <text:p text:style-name="P1">This assignment will determine if a DNA strand has a gene in it by using the simplified algorithm from the lesson, but organizing the code in a slightly different way. You will modify the method findSimpleGene to have three parameters, one for the DNA string, one for the start codon and one for the stop codon.</text:p>
      <text:p text:style-name="P1">Specifically, you should do the following:</text:p>
      <text:p text:style-name="P1">1. Create a new Java Class named Part2 in the StringsFirstAssignments project.</text:p>
      <text:p text:style-name="P1">2. Copy and paste the two methods findSimpleGene and testSimpleGene from the Part1 class into the Part2 class.</text:p>
      <text:p text:style-name="P1">3. The method findSimpleGene has one parameter for the DNA string named dna. Modify findSimpleGene to add two additional parameters, one named startCodon for the start codon and one named stopCodon for the stop codon. What additional changes do you need to make for the program to compile? After making all changes, run your program to check that you get the same output as before.</text:p>
      <text:p text:style-name="P1">4. Modify the findSimpleGene method to work with DNA strings that are either all uppercase letters such as “ATGGGTTAAGTC” or all lowercase letters such as “gatgctataat”. Calling findSimpleGene with “ATGGGTTAAGTC” should return the answer with uppercase letters, the gene “ATGGGTTAA”, and calling findSimpleGene with “gatgctataat” should return the answer with lowercase letters, the gene “atgctataa”. HINT: there are two string methods toUpperCase() and toLowerCase(). If dna is the string “ATGTAA” then dna.toLowerCase() results in the string “atgtaa”.</text:p>
      <text:p text:style-name="Text_20_body"><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Arial, 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8:25:50.027769123</meta:creation-date>
    <dc:date>2017-02-14T16:26:26.438951372</dc:date>
    <meta:editing-duration>PT4M37S</meta:editing-duration>
    <meta:editing-cycles>2</meta:editing-cycles>
    <meta:generator>LibreOffice/5.1.1.3$Linux_X86_64 LibreOffice_project/10m0$Build-3</meta:generator>
    <meta:document-statistic meta:table-count="0" meta:image-count="0" meta:object-count="0" meta:page-count="2" meta:paragraph-count="23" meta:word-count="591" meta:character-count="3447" meta:non-whitespace-character-count="2879"/>
  </office:meta>
</office:document-meta>
</file>